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4.29mm" fo:break-before="auto" style:use-optimal-row-height="false"/>
    </style:style>
    <style:style style:name="ro2" style:family="table-row">
      <style:table-row-properties style:row-height="14.0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aph_metadat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/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Statement Coverage</text:p>
          </table:table-cell>
          <table:table-cell table:style-name="ce3" office:value-type="string" calcext:value-type="string">
            <text:p>Branch Coverage</text:p>
          </table:table-cell>
          <table:table-cell table:style-name="ce3" office:value-type="string" calcext:value-type="string">
            <text:p>Overall Coverage</text:p>
          </table:table-cell>
          <table:table-cell table:style-name="ce3" office:value-type="string" calcext:value-type="string">
            <text:p>Fitness Value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Time taken(in sec)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Naive Initial</text:p>
          </table:table-cell>
          <table:table-cell table:style-name="ce4" table:formula="of:=(16-11)/16" office:value-type="float" office:value="0.3125" calcext:value-type="float">
            <text:p>0.3125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table:formula="of:=[.C3]*2+[.D3]*3+[.E3]*5-(1-[.D3])*5" office:value-type="float" office:value="2.275" calcext:value-type="float">
            <text:p>2.275</text:p>
          </table:table-cell>
          <table:table-cell table:style-name="ce4" table:formula="of:=([.F3]/9.675)" office:value-type="float" office:value="0.235142118863049" calcext:value-type="float">
            <text:p>0.23514211886304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6875" calcext:value-type="float">
            <text:p>0.6875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5.925" calcext:value-type="float">
            <text:p>5.925</text:p>
          </table:table-cell>
          <table:table-cell table:style-name="ce4" office:value-type="float" office:value="0.612403100775194" calcext:value-type="float">
            <text:p>0.61240310077519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6875" calcext:value-type="float">
            <text:p>0.6875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5.925" calcext:value-type="float">
            <text:p>5.925</text:p>
          </table:table-cell>
          <table:table-cell table:style-name="ce4" office:value-type="float" office:value="0.612403100775194" calcext:value-type="float">
            <text:p>0.612403100775194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 <text:span text:style-name="T1">...</text:span></text:p>
          </table:table-cell>
          <table:table-cell table:number-columns-repeated="6" table:style-name="ce6" office:value-type="string" calcext:value-type="string">
            <text:p>...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8125" calcext:value-type="float">
            <text:p>0.8125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7.775" calcext:value-type="float">
            <text:p>7.775</text:p>
          </table:table-cell>
          <table:table-cell table:style-name="ce4" office:value-type="float" office:value="0.803617571059431" calcext:value-type="float">
            <text:p>0.803617571059431</text:p>
          </table:table-cell>
          <table:table-cell table:style-name="ce4" office:value-type="float" office:value="66.58" calcext:value-type="float">
            <text:p>66.58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8125" calcext:value-type="float">
            <text:p>0.8125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7.775" calcext:value-type="float">
            <text:p>7.775</text:p>
          </table:table-cell>
          <table:table-cell table:style-name="ce4" office:value-type="float" office:value="0.803617571059431" calcext:value-type="float">
            <text:p>0.803617571059431</text:p>
          </table:table-cell>
          <table:table-cell table:style-name="ce4" office:value-type="float" office:value="67.13" calcext:value-type="float">
            <text:p>67.13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8125" calcext:value-type="float">
            <text:p>0.8125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7.775" calcext:value-type="float">
            <text:p>7.775</text:p>
          </table:table-cell>
          <table:table-cell table:style-name="ce4" office:value-type="float" office:value="0.803617571059431" calcext:value-type="float">
            <text:p>0.803617571059431</text:p>
          </table:table-cell>
          <table:table-cell table:style-name="ce4" office:value-type="float" office:value="68.01" calcext:value-type="float">
            <text:p>68.0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 <text:span text:style-name="T1">...</text:span></text:p>
          </table:table-cell>
          <table:table-cell table:number-columns-repeated="6" table:style-name="ce6" office:value-type="string" calcext:value-type="string">
            <text:p>...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0.8125" calcext:value-type="float">
            <text:p>0.8125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7.775" calcext:value-type="float">
            <text:p>7.775</text:p>
          </table:table-cell>
          <table:table-cell table:style-name="ce4" office:value-type="float" office:value="0.803617571059431" calcext:value-type="float">
            <text:p>0.803617571059431</text:p>
          </table:table-cell>
          <table:table-cell table:style-name="ce4" office:value-type="float" office:value="107.1" calcext:value-type="float">
            <text:p>107.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8125" calcext:value-type="float">
            <text:p>0.8125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7.775" calcext:value-type="float">
            <text:p>7.775</text:p>
          </table:table-cell>
          <table:table-cell table:style-name="ce4" office:value-type="float" office:value="0.803617571059431" calcext:value-type="float">
            <text:p>0.803617571059431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0.8125" calcext:value-type="float">
            <text:p>0.8125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7.775" calcext:value-type="float">
            <text:p>7.775</text:p>
          </table:table-cell>
          <table:table-cell table:style-name="ce4" office:value-type="float" office:value="0.803617571059431" calcext:value-type="float">
            <text:p>0.803617571059431</text:p>
          </table:table-cell>
          <table:table-cell table:style-name="ce4" office:value-type="float" office:value="108.57" calcext:value-type="float">
            <text:p>108.5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 <text:span text:style-name="T1">...</text:span></text:p>
          </table:table-cell>
          <table:table-cell table:number-columns-repeated="6" table:style-name="ce6" office:value-type="string" calcext:value-type="string">
            <text:p>...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0.9375" calcext:value-type="float">
            <text:p>0.93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9.675" calcext:value-type="float">
            <text:p>9.6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3.55" calcext:value-type="float">
            <text:p>133.5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0.9375" calcext:value-type="float">
            <text:p>0.93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9.675" calcext:value-type="float">
            <text:p>9.6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3.98" calcext:value-type="float">
            <text:p>133.98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0.9375" calcext:value-type="float">
            <text:p>0.93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9.675" calcext:value-type="float">
            <text:p>9.6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4.17" calcext:value-type="float">
            <text:p>134.1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0.9375" calcext:value-type="float">
            <text:p>0.93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9.675" calcext:value-type="float">
            <text:p>9.6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4.71" calcext:value-type="float">
            <text:p>134.7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 <text:span text:style-name="T1">...</text:span></text:p>
          </table:table-cell>
          <table:table-cell table:number-columns-repeated="6" table:style-name="ce6" office:value-type="string" calcext:value-type="string">
            <text:p>...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0.9375" calcext:value-type="float">
            <text:p>0.93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9.675" calcext:value-type="float">
            <text:p>9.6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9.88" calcext:value-type="float">
            <text:p>479.88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9375" calcext:value-type="float">
            <text:p>0.93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9.675" calcext:value-type="float">
            <text:p>9.6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80.3" calcext:value-type="float">
            <text:p>480.3</text:p>
          </table:table-cell>
          <table:table-cell table:number-columns-repeated="1016"/>
        </table:table-row>
        <table:table-row table:style-name="ro4" table:number-rows-repeated="1956">
          <table:table-cell table:style-name="Default" table:number-columns-repeated="7"/>
          <table:table-cell table:number-columns-repeated="1017"/>
        </table:table-row>
        <table:table-row table:style-name="ro4" table:number-rows-repeated="25">
          <table:table-cell table:style-name="ce1" table:number-columns-repeated="7"/>
          <table:table-cell table:number-columns-repeated="1017"/>
        </table:table-row>
        <table:table-row table:style-name="ro4" table:number-rows-repeated="1046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03:37:26.569077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04:51:50.413694505</dc:date>
    <meta:editing-duration>PT58M9S</meta:editing-duration>
    <meta:editing-cycles>6</meta:editing-cycles>
    <meta:generator>LibreOffice/5.4.5.1$Linux_X86_64 LibreOffice_project/40m0$Build-1</meta:generator>
    <meta:document-statistic meta:table-count="1" meta:cell-count="140" meta:object-count="0"/>
  </office:meta>
</office:document-meta>
</file>